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Roboto" svg:font-family="Roboto,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a1b46" officeooo:paragraph-rsid="001a1b46"/>
    </style:style>
    <style:style style:name="P2"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Roboto" fo:font-size="11pt" fo:font-style="normal" style:text-underline-style="none" fo:font-weight="normal" style:text-blinking="false" fo:background-color="transparent"/>
    </style:style>
    <style:style style:name="T1" style:family="text">
      <style:text-properties fo:font-variant="normal" fo:text-transform="none" fo:color="#000000" loext:opacity="100%" style:text-line-through-style="none" style:text-line-through-type="none" style:font-name="Roboto"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Roboto" fo:font-size="11pt" fo:font-style="normal" style:text-underline-style="none" fo:font-weight="normal" officeooo:rsid="001a1b46" style:text-blinking="false" fo:background-color="transparent" loext:char-shading-value="0"/>
    </style:style>
    <style:style style:name="T3" style:family="text">
      <style:text-properties officeooo:rsid="001a1b4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et gebruik van headers is belangrijk voor zoekmachines en de gebruikers van je website.</text:p>
      <text:p text:style-name="Text_20_body"><text:span text:style-name="T2">1.<text:tab/></text:span><text:span text:style-name="T1">Onderzoek en leg uit waarom headers zowel belangrijk zijn voor zoekmachines als voor de gebruikers.<text:line-break/></text:span></text:p>
      <text:p text:style-name="P1"><text:span text:style-name="T1">Zoekmachines gebruiken headers om inzicht in de content van de pagina te krijgen. En voor gebruikers die gebruik maken van screenreaders is het belangrijk omdat de screenreader de headers gebruikt om snel de content van de pagina te naviger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Roboto" svg:font-family="Roboto,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4T11:32:02.460000000</meta:creation-date>
    <dc:date>2021-05-04T11:43:38.387000000</dc:date>
    <meta:editing-duration>PT1M23S</meta:editing-duration>
    <meta:editing-cycles>1</meta:editing-cycles>
    <meta:document-statistic meta:table-count="0" meta:image-count="0" meta:object-count="0" meta:page-count="1" meta:paragraph-count="3" meta:word-count="69" meta:character-count="434" meta:non-whitespace-character-count="367"/>
    <meta:generator>LibreOffice/7.0.4.2$Windows_X86_64 LibreOffice_project/dcf040e67528d9187c66b2379df5ea4407429775</meta:generator>
  </office:meta>
</office:document-meta>
</file>